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1383" officeooo:paragraph-rsid="00111383"/>
    </style:style>
    <style:style style:name="P2" style:family="paragraph" style:parent-style-name="Standard">
      <style:text-properties officeooo:rsid="00123506" officeooo:paragraph-rsid="00123506"/>
    </style:style>
    <style:style style:name="P3" style:family="paragraph" style:parent-style-name="Standard">
      <style:text-properties officeooo:paragraph-rsid="00123506"/>
    </style:style>
    <style:style style:name="T1" style:family="text">
      <style:text-properties officeooo:rsid="001235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protonmail: <text:a xlink:type="simple" xlink:href="mailto:seorvi2122@protonmail.com" text:style-name="Internet_20_link" text:visited-style-name="Visited_20_Internet_20_Link">seorvi2122@protonmail.com</text:a></text:p>
      <text:p text:style-name="P1"/>
      <text:p text:style-name="P2">github: seorvi2122</text:p>
      <text:p text:style-name="P2">contraseña:clotfje21</text:p>
      <text:p text:style-name="P1"/>
      <text:p text:style-name="P3"><text:span text:style-name="T1">token: </text:span><text:bookmark text:name="new-oauth-token"/><text:span text:style-name="Source_20_Text">ghp_BabsrBmBYLjgQxaNFo9jZB3mq2vXBp26KTj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3T16:02:28.651852603</meta:creation-date>
    <dc:date>2021-10-03T16:36:26.807695166</dc:date>
    <meta:editing-duration>PT3M33S</meta:editing-duration>
    <meta:editing-cycles>1</meta:editing-cycles>
    <meta:document-statistic meta:table-count="0" meta:image-count="0" meta:object-count="0" meta:page-count="1" meta:paragraph-count="4" meta:word-count="7" meta:character-count="122" meta:non-whitespace-character-count="119"/>
    <meta:generator>LibreOffice/7.0.4.2$Linux_X86_64 LibreOffice_project/00$Build-2</meta:generator>
  </office:meta>
</office:document-meta>
</file>